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 style:shadow="none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SIMPLE EQUATIONS</text:p>
      <text:p text:style-name="P1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rect text:anchor-type="paragraph" draw:z-index="0" draw:style-name="gr1" draw:text-style-name="P5" svg:width="0.6252in" svg:height="0.448in" svg:x="2.2437in" svg:y="0.0035in"><text:p/></draw:rect> <text:s text:c="7"/>5 + 3 = 3 + </text:p>
          </table:table-cell>
          <table:table-cell table:style-name="Table1.B1" office:value-type="string">
            <text:p text:style-name="P4"><draw:rect text:anchor-type="paragraph" draw:z-index="1" draw:style-name="gr1" draw:text-style-name="P5" svg:width="0.6252in" svg:height="0.448in" svg:x="2.2437in" svg:y="0.0035in"><text:p/></draw:rect> <text:s text:c="7"/>1 + 3 = 2 + 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2" draw:style-name="gr1" draw:text-style-name="P5" svg:width="0.6252in" svg:height="0.448in" svg:x="2.2437in" svg:y="0.0035in"><text:p/></draw:rect> <text:s text:c="7"/>1 + 4 = 5 + </text:p>
          </table:table-cell>
          <table:table-cell table:style-name="Table1.B2" office:value-type="string">
            <text:p text:style-name="P4"><draw:rect text:anchor-type="paragraph" draw:z-index="3" draw:style-name="gr1" draw:text-style-name="P5" svg:width="0.6252in" svg:height="0.448in" svg:x="2.2437in" svg:y="0.0035in"><text:p/></draw:rect> <text:s text:c="7"/>5 + 6 = 7 + 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4" draw:style-name="gr1" draw:text-style-name="P5" svg:width="0.6252in" svg:height="0.448in" svg:x="2.2437in" svg:y="0.0035in"><text:p/></draw:rect> <text:s text:c="7"/>7 + 4 = 6 + </text:p>
          </table:table-cell>
          <table:table-cell table:style-name="Table1.B2" office:value-type="string">
            <text:p text:style-name="P4"><draw:rect text:anchor-type="paragraph" draw:z-index="5" draw:style-name="gr1" draw:text-style-name="P5" svg:width="0.6252in" svg:height="0.448in" svg:x="2.2437in" svg:y="0.0035in"><text:p/></draw:rect> <text:s text:c="7"/>2 + 5 = 3 + 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6" draw:style-name="gr1" draw:text-style-name="P5" svg:width="0.6252in" svg:height="0.448in" svg:x="2.2437in" svg:y="0.0035in"><text:p/></draw:rect> <text:s text:c="7"/>4 + 5 = 6 + </text:p>
          </table:table-cell>
          <table:table-cell table:style-name="Table1.B2" office:value-type="string">
            <text:p text:style-name="P4"><draw:rect text:anchor-type="paragraph" draw:z-index="7" draw:style-name="gr1" draw:text-style-name="P5" svg:width="0.6252in" svg:height="0.448in" svg:x="2.2437in" svg:y="0.0035in"><text:p/></draw:rect> <text:s text:c="7"/>4 + 6 = 6 + 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8" draw:style-name="gr1" draw:text-style-name="P5" svg:width="0.6252in" svg:height="0.448in" svg:x="2.2437in" svg:y="0.0035in"><text:p/></draw:rect> <text:s text:c="7"/>5 + 5 = 4 + </text:p>
          </table:table-cell>
          <table:table-cell table:style-name="Table1.B2" office:value-type="string">
            <text:p text:style-name="P4"><draw:rect text:anchor-type="paragraph" draw:z-index="9" draw:style-name="gr1" draw:text-style-name="P5" svg:width="0.6252in" svg:height="0.448in" svg:x="2.2437in" svg:y="0.0035in"><text:p/></draw:rect> <text:s text:c="7"/>2 + 7 = 8 + 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10" draw:style-name="gr1" draw:text-style-name="P5" svg:width="0.6252in" svg:height="0.448in" svg:x="2.2437in" svg:y="0.0035in"><text:p/></draw:rect> <text:s text:c="7"/>2 + 5 = 7 + </text:p>
          </table:table-cell>
          <table:table-cell table:style-name="Table1.B2" office:value-type="string">
            <text:p text:style-name="P4"><draw:rect text:anchor-type="paragraph" draw:z-index="11" draw:style-name="gr1" draw:text-style-name="P5" svg:width="0.6252in" svg:height="0.448in" svg:x="2.2437in" svg:y="0.0035in"><text:p/></draw:rect> <text:s text:c="7"/>1 + 6 = 7 +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5:59:41.07</dc:date>
    <dc:creator>Anoop Jain</dc:creator>
    <meta:editing-duration>PT5M54S</meta:editing-duration>
    <meta:editing-cycles>4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5" meta:word-count="83" meta:character-count="384"/>
  </office:meta>
</office:document-meta>
</file>